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947f" officeooo:paragraph-rsid="0002947f"/>
    </style:style>
    <style:style style:name="P2" style:family="paragraph" style:parent-style-name="Title">
      <style:text-properties officeooo:paragraph-rsid="0002947f"/>
    </style:style>
    <style:style style:name="P3" style:family="paragraph" style:parent-style-name="Title">
      <style:text-properties officeooo:rsid="0004c13f" officeooo:paragraph-rsid="0004c13f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04c13f"/>
    </style:style>
    <style:style style:name="T1" style:family="text">
      <style:text-properties officeooo:rsid="0002947f"/>
    </style:style>
    <style:style style:name="T2" style:family="text">
      <style:text-properties officeooo:rsid="0004c13f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margin-horizontal="0px" draw:frame-margin-vertical="0px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0cm" svg:y="0cm" svg:width="19.262cm" svg:height="0.397cm" draw:z-index="0">
        <draw:floating-frame xlink:href="https://googleads.g.doubleclick.net/pagead/ads?us_privacy=1---&amp;client=ca-pub-9439755881064125&amp;output=html&amp;h=15&amp;slotname=2822423476&amp;adk=2131362362&amp;adf=1291139733&amp;pi=t.ma~as.2822423476&amp;w=728&amp;lmt=1642486224&amp;psa=1&amp;channel=7012520740&amp;url=https%3A%2F%2Flinuxize.com%2Fpost%2Fhow-to-install-mongodb-on-ubuntu-18-04%2F&amp;flash=0&amp;wgl=1&amp;dt=1642514888370&amp;bpp=5&amp;bdt=1535&amp;idt=334&amp;shv=r20220112&amp;mjsv=m202201060101&amp;ptt=9&amp;saldr=aa&amp;abxe=1&amp;cookie=ID%3D31fb4a0e8db29d1b-221eb4b7dace002b%3AT%3D1640446173%3AS%3DALNI_MYt08Mv_wnudqsnBE61LDJ7VHh79A&amp;prev_fmts=0x0%2C1282x656&amp;nras=2&amp;correlator=1253134324274&amp;pv_ch=7012520740%2B&amp;frm=20&amp;pv=1&amp;ga_vid=1714685405.1640446171&amp;ga_sid=1642514889&amp;ga_hid=687157203&amp;ga_fc=1&amp;u_tz=0&amp;u_his=1&amp;u_h=768&amp;u_w=1366&amp;u_ah=741&amp;u_aw=1294&amp;u_cd=24&amp;u_sd=1&amp;adx=106&amp;ady=6594&amp;biw=1282&amp;bih=615&amp;scr_x=0&amp;scr_y=4281&amp;eid=31063752%2C44750773%2C44753740%2C21066428%2C31064081%2C31064124&amp;oid=2&amp;pvsid=1988152063042166&amp;pem=480&amp;tmod=290&amp;nvt=1&amp;eae=0&amp;fc=896&amp;brdim=72%2C27%2C72%2C27%2C1294%2C27%2C1294%2C741%2C1294%2C615&amp;vis=1&amp;rsz=%7C%7CeEbr%7C&amp;abl=CS&amp;pfx=0&amp;fu=0&amp;bc=31&amp;ifi=1&amp;uci=a!1&amp;btvi=1&amp;fsb=1&amp;xpc=HWmFEsVzoH&amp;p=https%3A//linuxize.com&amp;dtd=M" xlink:type="simple" xlink:show="embed" xlink:actuate="onLoad" draw:frame-name="aswift_0"/>
      </draw:frame>
      <text:p text:style-name="Title">Kafka Commands</text:p>
      <text:p text:style-name="P1"/>
      <text:p text:style-name="Standard">bin/zookeeper-server-start.sh config/zookeeper.properties</text:p>
      <text:p text:style-name="Standard"/>
      <text:p text:style-name="Standard">bin/kafka-server-start.sh config/server.properties</text:p>
      <text:p text:style-name="Standard"/>
      <text:p text:style-name="Standard">bin/kafka-topics.sh --create --partitions 1 --replication-factor 1 --topic topic-name --bootstrap-server localhost:9092</text:p>
      <text:p text:style-name="Standard"/>
      <text:p text:style-name="Standard">bin/kafka-topics.sh --describe --topic topic-name --bootstrap-server localhost:9092</text:p>
      <text:p text:style-name="Standard"/>
      <text:p text:style-name="Standard">bin/kafka-console-producer.sh --topic topic-name --bootstrap-server localhost:9092</text:p>
      <text:p text:style-name="Standard"/>
      <text:p text:style-name="Standard"/>
      <text:p text:style-name="Standard"/>
      <text:p text:style-name="Standard"/>
      <text:p text:style-name="Standard">here if bootstrap server doesn't work use –broker-list</text:p>
      <text:p text:style-name="Standard"/>
      <text:p text:style-name="Standard">bin/kafka-console-consumer.sh --topic quickstart-events --from-beginning --bootstrap-server localhost:9092</text:p>
      <text:p text:style-name="Standard"/>
      <text:p text:style-name="P2">Kafka <text:span text:style-name="T1">Task</text:span></text:p>
      <text:p text:style-name="Standard"/>
      <text:p text:style-name="Standard">1. Write the API call for the API from your pipeline proposal.</text:p>
      <text:p text:style-name="Standard"/>
      <text:p text:style-name="Standard">2. Use kafka-python to write it into a topic</text:p>
      <text:p text:style-name="Standard"/>
      <text:p text:style-name="Standard">3. use the kafka-consumer to display the data on the terminal as it is getting ingested into the system</text:p>
      <text:p text:style-name="P2">Kafka-<text:span text:style-name="T1">Python tutorial</text:span></text:p>
      <text:p text:style-name="Standard"/>
      <text:p text:style-name="Standard"><text:a xlink:type="simple" xlink:href="https://towardsdatascience.com/kafka-python-explained-in-10-lines-of-code-800e3e07dad1" text:style-name="Internet_20_link" text:visited-style-name="Visited_20_Internet_20_Link">https://towardsdatascience.com/kafka-python-explained-in-10-lines-of-code-800e3e07dad1</text:a></text:p>
      <text:p text:style-name="Standard"/>
      <text:p text:style-name="P3">MongoDB commands</text:p>
      <text:p text:style-name="Text_20_body">To test the changes, access the mongo shell using the administrative user you have previously created:</text:p>
      <text:p text:style-name="P5"><text:span text:style-name="Source_20_Text">mongo -u mongoAdmin -p --authenticationDatabase admin</text:span></text:p>
      <text:p text:style-name="P6"><text:span text:style-name="Source_20_Text"><text:span text:style-name="T2">enter password : changeMe</text:span></text:span></text:p>
      <text:p text:style-name="P5"><text:span text:style-name="Source_20_Text">use admin</text:span></text:p>
      <text:p text:style-name="P5"><text:span text:style-name="Source_20_Text">switched to db admin</text:span></text:p>
      <text:p text:style-name="Text_20_body"><text:soft-page-break/>Now, print the users with:<text:bookmark text:name="ezoic-pub-ad-placeholder-144"/></text:p>
      <text:section text:style-name="Sect1" text:name="linuxize_com-link-h-large-1">
        <text:p text:style-name="P4"><text:bookmark text:name="aswift_0_anchor"/><text:bookmark text:name="aswift_0_expand"/></text:p>
      </text:section>
      <text:p text:style-name="P5"><text:span text:style-name="Source_20_Text">show users</text:span></text:p>
      <text:p text:style-name="Standard">mongodb+srv://shah476:&lt;password&gt;@cluster0.dq7wl.mongodb.net/myFirstDatabase?retryWrites=true&amp;w=major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30T16:10:38.751458355</meta:creation-date>
    <dc:date>2022-01-18T15:16:17.127439203</dc:date>
    <meta:editing-duration>PT1H19M4S</meta:editing-duration>
    <meta:editing-cycles>4</meta:editing-cycles>
    <meta:generator>LibreOffice/6.0.7.3$Linux_X86_64 LibreOffice_project/00m0$Build-3</meta:generator>
    <meta:document-statistic meta:table-count="0" meta:image-count="0" meta:object-count="1" meta:page-count="2" meta:paragraph-count="23" meta:word-count="142" meta:character-count="1255" meta:non-whitespace-character-count="1150"/>
  </office:meta>
</office:document-meta>
</file>